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ad01" officeooo:paragraph-rsid="0006ad0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Database:</text:p>
      <text:p text:style-name="Standard">CREATE DATABASE dbname;</text:p>
      <text:p text:style-name="Standard"/>
      <text:p text:style-name="Standard">\l: to list all the databases</text:p>
      <text:p text:style-name="Standard"/>
      <text:p text:style-name="Standard">\d: to see all tables in the database:</text:p>
      <text:p text:style-name="Standard"/>
      <text:p text:style-name="Standard">\d tablename: // to describe each table</text:p>
      <text:p text:style-name="Standard"/>
      <text:p text:style-name="Standard">Connect to a Database :</text:p>
      <text:p text:style-name="Standard">\c testdb</text:p>
      <text:p text:style-name="Standard"/>
      <text:p text:style-name="Standard">psql -h localhost -p 5432 -U postgress testdb</text:p>
      <text:p text:style-name="Standard"/>
      <text:p text:style-name="Standard">Drop Database:</text:p>
      <text:p text:style-name="Standard">DROP DATABASE [ IF EXISTS ] name</text:p>
      <text:p text:style-name="Standard"/>
      <text:p text:style-name="Standard">Drop Table:</text:p>
      <text:p text:style-name="Standard">DROP TABLE table_name1, table_name2;</text:p>
      <text:p text:style-name="Standard"/>
      <text:p text:style-name="Standard">SELECT:</text:p>
      <text:p text:style-name="Standard">SELECT column1, column2, columnN FROM table_name;</text:p>
      <text:p text:style-name="Standard"/>
      <text:p text:style-name="P1">PostgreSQL Logical Operators</text:p>
      <text:p text:style-name="P1"/>
      <text:p text:style-name="P1">Conditional Query:</text:p>
      <text:p text:style-name="P1">testdb=# SELECT COUNT(*) AS "RECORDS" FROM COMPANY;</text:p>
      <text:p text:style-name="P1"/>
      <text:p text:style-name="P1">Name start with ‘Pa’:</text:p>
      <text:p text:style-name="P1">testdb=# SELECT * FROM COMPANY WHERE NAME LIKE 'Pa%';</text:p>
      <text:p text:style-name="P1"/>
      <text:p text:style-name="P1">age either 25 or 27 (is it not a range)</text:p>
      <text:p text:style-name="P1">testdb=# SELECT * FROM COMPANY WHERE AGE IN (25, 27);</text:p>
      <text:p text:style-name="P1"/>
      <text:p text:style-name="P1">for range: use ‘between’</text:p>
      <text:p text:style-name="P1">testdb=# SELECT * FROM COMPANY WHERE AGE BETWEEN 25 AND 27;</text:p>
      <text:p text:style-name="P1"/>
      <text:p text:style-name="P1">AND, OR are always used with WHERE clause:</text:p>
      <text:p text:style-name="P1">testdb=# SELECT * FROM COMPANY WHERE AGE &gt;= 25 AND SALARY &gt;= 65000;</text:p>
      <text:p text:style-name="P1">testdb=# SELECT * FROM COMPANY WHERE AGE &gt;= 25 OR SALARY &gt;= 65000;</text:p>
      <text:p text:style-name="P1"/>
      <text:p text:style-name="P1"/>
      <text:p text:style-name="P1">LIMIT AND OFFSET:</text:p>
      <text:p text:style-name="P1">testdb=# SELECT * FROM COMPANY LIMIT 3 OFFSET 2;</text:p>
      <text:p text:style-name="P1">Offset skips the first 2 row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Correct Order:</text:p>
      <text:p text:style-name="P1"/>
      <text:p text:style-name="P1">SELECT (DISTINCT)</text:p>
      <text:p text:style-name="P1">FROM</text:p>
      <text:p text:style-name="P1">WHERE</text:p>
      <text:p text:style-name="P1">GROUP BY</text:p>
      <text:p text:style-name="P1">ORDER BY</text:p>
      <text:p text:style-name="P1">HAVING</text:p>
      <text:p text:style-name="P1"/>
      <text:p text:style-name="P1"/>
      <text:p text:style-name="P1">CONSTRAINTS:</text:p>
      <text:p text:style-name="P1"/>
      <text:p text:style-name="P1">Constraints are the rules enforced on data columns on table.</text:p>
      <text:p text:style-name="P1"/>
      <text:p text:style-name="P1">The following are commonly used constraints available in PostgreSQL.</text:p>
      <text:p text:style-name="P1"/>
      <text:p text:style-name="P1">• NOT NULL Constraint − Ensures that a column cannot have NULL value.</text:p>
      <text:p text:style-name="P1"/>
      <text:p text:style-name="P1">• UNIQUE Constraint − Ensures that all values in a column are different.</text:p>
      <text:p text:style-name="P1"/>
      <text:p text:style-name="P1">• PRIMARY Key − Uniquely identifies each row/record in a database table.</text:p>
      <text:p text:style-name="P1"/>
      <text:p text:style-name="P1">• FOREIGN Key − Constrains data based on columns in other tables.</text:p>
      <text:p text:style-name="P1"/>
      <text:p text:style-name="P1"/>
      <text:p text:style-name="P1"/>
      <text:p text:style-name="P1">INNER JOIN:-</text:p>
      <text:p text:style-name="P1"/>
      <text:p text:style-name="P1"/>
      <text:p text:style-name="P1">SELECT table1.column1, table2.column2...</text:p>
      <text:p text:style-name="P1">FROM table1</text:p>
      <text:p text:style-name="P1">INNER JOIN table2</text:p>
      <text:p text:style-name="P1">ON table1.common_filed = table2.common_field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8T21:09:26.205366011</meta:creation-date>
    <dc:date>2022-03-18T21:15:27.820553357</dc:date>
    <meta:editing-duration>PT6M1S</meta:editing-duration>
    <meta:editing-cycles>1</meta:editing-cycles>
    <meta:document-statistic meta:table-count="0" meta:image-count="0" meta:object-count="0" meta:page-count="2" meta:paragraph-count="48" meta:word-count="270" meta:character-count="1591" meta:non-whitespace-character-count="1369"/>
    <meta:generator>LibreOffice/6.4.7.2$Linux_X86_64 LibreOffice_project/40$Build-2</meta:generator>
  </office:meta>
</office:document-meta>
</file>